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80008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gr1" style:family="graphic">
      <style:graphic-properties svg:stroke-color="#800080" draw:fill-color="#8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6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00" draw:textarea-horizontal-align="justify" draw:textarea-vertical-align="middle" draw:auto-grow-height="false" fo:min-height="6.503cm" fo:min-width="5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a933" draw:textarea-horizontal-align="justify" draw:textarea-vertical-align="middle" draw:auto-grow-height="false" fo:min-height="3.373cm" fo:min-width="6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0000" draw:fill-color="#ff4000" draw:textarea-horizontal-align="justify" draw:textarea-vertical-align="middle" draw:auto-grow-height="false" fo:min-height="4.057cm" fo:min-width="6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4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="none" draw:fill-color="#ffffff" fo:min-height="1.7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7.727cm" fo:min-width="17.7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10" draw:text-style-name="P7" svg:width="17.728cm" svg:height="17.728cm" svg:x="-0.011cm" svg:y="0.101cm"><text:p/><draw:enhanced-geometry svg:viewBox="0 0 21600 21600" draw:type="rectangle" draw:enhanced-path="M 0 0 L 21600 0 21600 21600 0 21600 0 0 Z N"/></draw:custom-shape><draw:frame text:anchor-type="paragraph" draw:z-index="1" draw:name="Marco de texto 1" draw:style-name="gr9" draw:text-style-name="P2" svg:width="1.763cm" svg:height="1.763cm" svg:x="-2.018cm" svg:y="-1.663cm"><draw:text-box><text:p/></draw:text-box></draw:frame><draw:frame text:anchor-type="paragraph" draw:z-index="2" draw:name="Marco de texto 2" draw:style-name="gr8" draw:text-style-name="P6" svg:width="6.704cm" svg:height="1.412cm" svg:x="6.184cm" svg:y="1.094cm"><draw:text-box><text:p><text:span text:style-name="T1">Conteiner1</text:span></text:p></draw:text-box></draw:frame><draw:frame text:anchor-type="paragraph" draw:z-index="4" draw:name="Marco de texto 3" draw:style-name="gr6" draw:text-style-name="P2" svg:width="4.014cm" svg:height="1.588cm" svg:x="2.635cm" svg:y="4.157cm"><draw:text-box><text:p>ConteiCent1</text:p></draw:text-box></draw:frame><draw:custom-shape text:anchor-type="paragraph" draw:z-index="5" draw:name="Forma 3" draw:style-name="gr5" draw:text-style-name="P4" svg:width="6.019cm" svg:height="3.373cm" svg:x="1.577cm" svg:y="8.193cm"><text:p/><draw:enhanced-geometry svg:viewBox="0 0 21600 21600" draw:type="rectangle" draw:enhanced-path="M 0 0 L 21600 0 21600 21600 0 21600 0 0 Z N"/></draw:custom-shape><draw:custom-shape text:anchor-type="paragraph" draw:z-index="3" draw:name="Forma 2" draw:style-name="gr7" draw:text-style-name="P5" svg:width="6.086cm" svg:height="4.058cm" svg:x="1.642cm" svg:y="3.187cm"><text:p/><draw:enhanced-geometry svg:viewBox="0 0 21600 21600" draw:type="rectangle" draw:enhanced-path="M 0 0 L 21600 0 21600 21600 0 21600 0 0 Z N"/></draw:custom-shape><draw:custom-shape text:anchor-type="paragraph" draw:z-index="6" draw:name="Forma 4" draw:style-name="gr4" draw:text-style-name="P3" svg:width="5.204cm" svg:height="6.504cm" svg:x="11.345cm" svg:y="4.092cm"><text:p/><draw:enhanced-geometry svg:viewBox="0 0 21600 21600" draw:type="rectangle" draw:enhanced-path="M 0 0 L 21600 0 21600 21600 0 21600 0 0 Z N"/></draw:custom-shape><draw:frame text:anchor-type="paragraph" draw:z-index="7" draw:name="Marco de texto 4" draw:style-name="gr3" draw:text-style-name="P2" svg:width="2.779cm" svg:height="1.147cm" svg:x="2.944cm" svg:y="8.987cm"><draw:text-box><text:p>ConteiCenter3</text:p></draw:text-box></draw:frame><draw:frame text:anchor-type="paragraph" draw:z-index="8" draw:name="Marco de texto 5" draw:style-name="gr2" draw:text-style-name="P2" svg:width="3.022cm" svg:height="3.64cm" svg:x="12.755cm" svg:y="5.392cm"><draw:text-box><text:p>Conteicenter2</text:p><text:p/></draw:text-box></draw:frame><draw:line text:anchor-type="paragraph" draw:z-index="9" draw:name="Línea 1" draw:style-name="gr1" draw:text-style-name="P1" svg:x1="9.426cm" svg:y1="2.129cm" svg:x2="9.426cm" svg:y2="14.014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37:29.470966147</meta:creation-date>
    <dc:date>2023-09-13T19:50:50.584072213</dc:date>
    <meta:editing-duration>PT4H13M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2.2$Linux_X86_64 LibreOffice_project/50$Build-2</meta:generator>
  </office:meta>
</office:document-meta>
</file>